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b354" officeooo:paragraph-rsid="0000b354"/>
    </style:style>
    <style:style style:name="P2" style:family="paragraph" style:parent-style-name="Standard">
      <style:text-properties officeooo:rsid="000170b1" officeooo:paragraph-rsid="000170b1"/>
    </style:style>
    <style:style style:name="P3" style:family="paragraph" style:parent-style-name="Standard">
      <style:text-properties officeooo:rsid="0001c0a3" officeooo:paragraph-rsid="0001c0a3"/>
    </style:style>
    <style:style style:name="P4" style:family="paragraph" style:parent-style-name="Standard">
      <style:text-properties officeooo:rsid="000212c4" officeooo:paragraph-rsid="000212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нига о закономерностях в жизнях великих людей и о том, как их можно использовать. Автор книги создал ТРИЗ (теория решения изобретательских задач) и ЖСТЛ на основе просмотренных сотен тысяч изобретений <text:s/>десятков биографий.</text:p>
      <text:p text:style-name="P1">Центральная фабула книги: творческая личность борется с внешними обстоятельствами за осуществление своей достойной цели.</text:p>
      <text:p text:style-name="P1">Творчество – деятельсноть, которую отличает новизна. А именно, новизна решенной задачи или новизна метода решения. Можно выделить несколько типов творчества. Когда и задача, и метод решения известны – 1 типа. Когда известный метод применяется к новой задаче или новый метод к известной задаче – 2 типа. И 3 тип – когда все новое. Творчество 1 типа наиболее общественно поддерживаемо и рентабельно. У ТЛ, занимающихся им, как правило, блигополучные судьбы. Это творчество решает задачи сегодняшнего дня. Творчества более высоких типов формируют направление прогресса, смотрят в день завтрашний. Такому творчеству общество обычно противостоит, потому что недооценивает важность задач, а также потому что такое творчество сопряжено с большими изменениями.</text:p>
      <text:p text:style-name="P1">Изобретения обычно делаются и внедряются очень медленно и тяжело. </text:p>
      <text:p text:style-name="P1">Характеристики ТЛ – результативность, самодисциплина, умение держать удар, самоотчетность, наличие планов, наличие Достойной Цели.</text:p>
      <text:p text:style-name="P2">Для ТЛ типично, что ее считают безумцем или еретиком.</text:p>
      <text:p text:style-name="P2">Что такое ДЦ? Цель, которой ТЛ посвящает всю себя – какая-то сложная нерешенная (и кажущаяся нерешаемой) задача, которая направлена на принесение некоторого блага. Обычно над решением такой задачи мало кто будет работать, и хорошо, если она не зависит от дорогостоящего оборудования.</text:p>
      <text:p text:style-name="P2">Жесткий распорядок дня и постоянный учет времени – хорошая идея. Пока мы смертны, в жизни времени очень мало, и разбазаривать его неизвестно на что – непозволительная роскошь.</text:p>
      <text:p text:style-name="P2">Иметь картотеку – тоже хорошая идея, потому что ТЛ придется иметь дело с большими объемами информации и обрабатывать их.</text:p>
      <text:p text:style-name="P3">Из-за жесткости социальной структуры и консерватизма между изобретением и его внедрением проходит много времени, что приводит к экономическим потерям, которых можно было избежать.</text:p>
      <text:p text:style-name="P3">Метод проб и ошибок – враг человечества. В изобретательстве можно находить закономерности (эвристики), но их использование не распространено.</text:p>
      <text:p text:style-name="P4">ТЛ всегда может повышать свои шансы на успех, читая биографии великих людей и применяя паттерны их повед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6:58:30.987583138</meta:creation-date>
    <dc:date>2020-09-05T09:47:03.610272492</dc:date>
    <meta:editing-duration>PT29M2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319" meta:character-count="2350" meta:non-whitespace-character-count="2031"/>
  </office:meta>
</office:document-meta>
</file>